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IPAexGothic" svg:font-family="IPAexGothic" style:font-family-generic="roman" style:font-pitch="variable"/>
    <style:font-face style:name="Liberation Sans" svg:font-family="'Liberation Sans'" style:font-family-generic="roman" style:font-pitch="variable"/>
    <style:font-face style:name="IPAexGothic1" svg:font-family="IPAexGothic" style:font-family-generic="system" style:font-pitch="variable"/>
    <style:font-face style:name="Lohit Hindi" svg:font-family="'Lohit Hindi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Fine_20_Dashed" svg:stroke-width="0.05cm" svg:stroke-color="#000000" draw:marker-start-width="0.275cm" draw:marker-end-width="0.275cm" draw:fill="solid" draw:fill-color="#e6e6e6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svg:stroke-width="0.05cm" svg:stroke-color="#000000" draw:marker-start-width="0.275cm" draw:marker-end-width="0.275cm" draw:fill="solid" draw:fill-color="#ffffcc" draw:textarea-horizontal-align="justify" draw:textarea-vertical-align="middle" draw:auto-grow-height="false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cm" fo:min-width="0cm"/>
    </style:style>
    <style:style style:name="gr4" style:family="graphic" style:parent-style-name="standard">
      <style:graphic-properties svg:stroke-width="0.05cm" svg:stroke-color="#000000" draw:marker-start-width="0.275cm" draw:marker-end-width="0.27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54cm" fo:min-width="0cm"/>
    </style:style>
    <style:style style:name="gr6" style:family="graphic" style:parent-style-name="standard">
      <style:graphic-properties draw:stroke="dash" draw:stroke-dash="Fine_20_Dashed" svg:stroke-width="0.05cm" svg:stroke-color="#000000" draw:marker-start-width="0.275cm" draw:marker-end-width="0.275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7" style:family="graphic" style:parent-style-name="standard">
      <style:graphic-properties svg:stroke-width="0.05cm" svg:stroke-color="#000000" draw:marker-start-width="0.275cm" draw:marker-end-width="0.275cm" draw:fill="none" draw:textarea-vertical-align="middle" draw:auto-grow-height="false" fo:min-height="0.749cm" fo:min-width="0.499cm" fo:padding-top="0.15cm" fo:padding-bottom="0.15cm" fo:padding-left="0.275cm" fo:padding-right="0.27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08cm" fo:min-width="0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svg:stroke-width="0.05cm" svg:stroke-color="#000000" draw:marker-start-width="0.275cm" draw:marker-end-width="0.275cm" draw:fill="solid" draw:fill-color="#ccffff" draw:textarea-horizontal-align="justify" draw:textarea-vertical-align="middle" draw:auto-grow-height="false" fo:padding-top="0.15cm" fo:padding-bottom="0.15cm" fo:padding-left="0.275cm" fo:padding-right="0.27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2" style:family="graphic" style:parent-style-name="standard">
      <style:graphic-properties draw:textarea-horizontal-align="justify" draw:textarea-vertical-align="middle" draw:auto-grow-height="false"/>
    </style:style>
    <style:style style:name="gr13" style:family="graphic" style:parent-style-name="standard">
      <style:graphic-properties draw:stroke="dash" draw:stroke-dash="Fine_20_Dashed" svg:stroke-width="0.05cm" svg:stroke-color="#000000" draw:marker-start-width="0.275cm" draw:marker-end-width="0.275cm" draw:fill="solid" draw:fill-color="#ccffff" draw:textarea-horizontal-align="justify" draw:textarea-vertical-align="middle" draw:auto-grow-height="false" fo:padding-top="0.15cm" fo:padding-bottom="0.15cm" fo:padding-left="0.275cm" fo:padding-right="0.275cm"/>
    </style:style>
    <style:style style:name="gr14" style:family="graphic" style:parent-style-name="standard">
      <style:graphic-properties draw:stroke="dash" draw:stroke-dash="Fine_20_Dashed" svg:stroke-width="0.05cm" svg:stroke-color="#000000" draw:marker-start-width="0.275cm" draw:marker-end-width="0.27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15" style:family="graphic" style:parent-style-name="standard">
      <style:graphic-properties svg:stroke-width="0.03cm" svg:stroke-color="#000000" draw:marker-start-width="0.25cm" draw:marker-end-width="0.25cm" draw:fill-color="#e6e6ff" draw:textarea-horizontal-align="justify" draw:textarea-vertical-align="middle" draw:auto-grow-height="false" fo:padding-top="0.14cm" fo:padding-bottom="0.14cm" fo:padding-left="0.265cm" fo:padding-right="0.265cm"/>
    </style:style>
    <style:style style:name="P1" style:family="paragraph">
      <style:paragraph-properties fo:text-align="center"/>
      <style:text-properties fo:font-size="10.5pt" style:font-size-asian="10.5pt" style:font-size-complex="10.5pt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font-size="10.5pt" style:font-size-asian="10.5pt" style:font-size-complex="10.5pt"/>
    </style:style>
    <style:style style:name="P5" style:family="paragraph">
      <style:paragraph-properties fo:text-align="start"/>
      <style:text-properties fo:font-size="15pt" style:font-size-asian="15pt" style:font-size-complex="15pt"/>
    </style:style>
    <style:style style:name="T1" style:family="text">
      <style:text-properties fo:font-size="10.5pt" style:font-size-asian="10.5pt" style:font-size-complex="10.5pt"/>
    </style:style>
    <style:style style:name="T2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1" draw:layer="layout" svg:width="23cm" svg:height="3.7cm" svg:x="0.873cm" svg:y="13.596cm">
          <text:p text:style-name="P2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4.2cm" svg:height="1cm" svg:x="0.873cm" svg:y="11.396cm">
          <text:p text:style-name="P2"><text:span text:style-name="T1">dashborad_ajax.htm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4.6cm" svg:height="0.9cm" svg:x="19.273cm" svg:y="0.7cm">
          <text:p text:style-name="P2"><text:span text:style-name="T1">Processed by Django</text:span></text:p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.721cm" svg:height="0.7cm" svg:x="12.952cm" svg:y="0.6cm">
          <draw:text-box>
            <text:p text:style-name="P3"><text:span text:style-name="T1">Legend</text:span></text:p>
          </draw:text-box>
        </draw:frame>
        <draw:custom-shape draw:style-name="gr4" draw:text-style-name="P1" draw:layer="layout" svg:width="16.2cm" svg:height="1.4cm" svg:x="12.673cm" svg:y="0.5cm">
          <text:p text:style-name="P2"><text:span text:style-name="T1"/></text:p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10.15cm" svg:height="0.848cm" svg:x="0.373cm" svg:y="0.8cm">
          <draw:text-box>
            <text:p text:style-name="P3"><text:span text:style-name="T2">Overview of files related to Hatohol client</text:span></text:p>
          </draw:text-box>
        </draw:frame>
        <draw:custom-shape draw:style-name="gr6" draw:text-style-name="P1" draw:layer="layout" svg:width="23cm" svg:height="1cm" svg:x="0.873cm" svg:y="17.6cm">
          <text:p text:style-name="P2"><text:span text:style-name="T1">Apache (or WSGI compatible HTTP servers) or mange.py (for development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4.2cm" svg:height="1cm" svg:x="0.873cm" svg:y="11.396cm">
          <text:p text:style-name="P2"><text:span text:style-name="T1">dashborad_ajax.htm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3.9cm" svg:height="1cm" svg:x="11.173cm" svg:y="11.396cm">
          <text:p text:style-name="P2"><text:span text:style-name="T1">triggers_ajax.htm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3.9cm" svg:height="1cm" svg:x="11.173cm" svg:y="10.196cm">
          <text:p text:style-name="P2"><text:span text:style-name="T1">latest_ajax.htm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4cm" svg:height="0.7cm" svg:x="19.873cm" svg:y="11.696cm">
          <text:p text:style-name="P2"><text:span text:style-name="T1">servers_ajax.htm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2" draw:layer="layout" svg:width="0.8cm" svg:height="3.3cm" svg:x="23.973cm" svg:y="9.996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8" draw:text-style-name="P4" draw:layer="layout" svg:width="4.168cm" svg:height="2.741cm" svg:x="24.905cm" svg:y="11.197cm">
          <draw:text-box>
            <text:p text:style-name="P3"><text:span text:style-name="T1">Template HTML files</text:span></text:p>
            <text:p text:style-name="P3"><text:span text:style-name="T1">instantiated by Django</text:span></text:p>
            <text:p text:style-name="P3"><text:span text:style-name="T1"/></text:p>
            <text:p text:style-name="P3"><text:span text:style-name="T1">Actually, there's less </text:span></text:p>
            <text:p text:style-name="P3"><text:span text:style-name="T1">dynamically generated</text:span></text:p>
            <text:p text:style-name="P3"><text:span text:style-name="T1">code.</text:span></text:p>
          </draw:text-box>
        </draw:frame>
        <draw:custom-shape draw:style-name="gr2" draw:text-style-name="P1" draw:layer="layout" svg:width="4.7cm" svg:height="3.2cm" svg:x="1.173cm" svg:y="13.896cm">
          <text:p text:style-name="P2"><text:span text:style-name="T1">urls.py</text:span></text:p>
          <text:p text:style-name="P3"><text:span text:style-name="T1"/></text:p>
          <text:p text:style-name="P3"><text:span text:style-name="T1">/viewer</text:span></text:p>
          <text:p text:style-name="P3"><text:span text:style-name="T1">/tunnel</text:span></text:p>
          <text:p text:style-name="P3"><text:span text:style-name="T1">/userconfig</text:span></text:p>
          <text:p text:style-name="P3"><text:span text:style-name="T1">/jsi18n</text:span></text:p>
          <text:p text:style-name="P3"><text:span text:style-name="T1">/te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5" draw:layer="layout" svg:width="2.187cm" svg:height="0.848cm" svg:x="21.486cm" svg:y="13.796cm">
          <draw:text-box>
            <text:p text:style-name="P3"><text:span text:style-name="T2">Django</text:span></text:p>
          </draw:text-box>
        </draw:frame>
        <draw:line draw:style-name="gr9" draw:text-style-name="P2" draw:layer="layout" svg:x1="2.573cm" svg:y1="15.396cm" svg:x2="6.773cm" svg:y2="14.596cm">
          <text:p/>
        </draw:line>
        <draw:custom-shape draw:style-name="gr2" draw:text-style-name="P1" draw:layer="layout" svg:width="5.4cm" svg:height="0.7cm" svg:x="13.273cm" svg:y="13.896cm">
          <text:p text:style-name="P2"><text:span text:style-name="T1">userconfg.py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9" draw:text-style-name="P2" draw:layer="layout" svg:x1="3.373cm" svg:y1="15.896cm" svg:x2="13.273cm" svg:y2="14.296cm">
          <text:p/>
        </draw:line>
        <draw:custom-shape draw:style-name="gr2" draw:text-style-name="P1" draw:layer="layout" svg:width="5.4cm" svg:height="0.7cm" svg:x="13.273cm" svg:y="14.696cm">
          <text:p text:style-name="P2"><text:span text:style-name="T1">model.py (defines columns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5.4cm" svg:height="0.6cm" svg:x="13.273cm" svg:y="15.496cm">
          <text:p text:style-name="P2"><text:span text:style-name="T1">smartfield.py (pickles values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" draw:layer="layout" svg:width="4.075cm" svg:height="0.9cm" svg:x="0.973cm" svg:y="4.196cm">
          <text:p text:style-name="P2"><text:span text:style-name="T1">dashboard_view.j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" draw:layer="layout" svg:width="4.075cm" svg:height="0.9cm" svg:x="15.398cm" svg:y="4.196cm">
          <text:p text:style-name="P2"><text:span text:style-name="T1">events_view.j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4cm" svg:height="0.7cm" svg:x="19.873cm" svg:y="10.896cm">
          <text:p text:style-name="P2"><text:span text:style-name="T1">users_ajax.htm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4cm" svg:height="0.7cm" svg:x="19.873cm" svg:y="10.096cm">
          <text:p text:style-name="P2"><text:span text:style-name="T1">actions_ajax.htm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2" draw:layer="layout" svg:width="0.673cm" svg:height="3.8cm" svg:x="24.073cm" svg:y="5.796cm">
          <text:p/>
          <draw:enhanced-geometry svg:viewBox="0 0 21600 21600" draw:glue-points="0 0 0 21600 21600 10800" draw:text-areas="0 ?f9 7800 ?f10" draw:type="right-brace" draw:modifiers="1200.71985602879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1" draw:text-style-name="P4" draw:layer="layout" svg:width="3.922cm" svg:height="1.081cm" svg:x="24.773cm" svg:y="7.315cm">
          <draw:text-box>
            <text:p text:style-name="P3"><text:span text:style-name="T1">Commonly used</text:span></text:p>
            <text:p text:style-name="P3"><text:span text:style-name="T1"><text:s text:c="14"/></text:span><text:span text:style-name="T1">components</text:span></text:p>
          </draw:text-box>
        </draw:frame>
        <draw:custom-shape draw:style-name="gr10" draw:text-style-name="P1" draw:layer="layout" svg:width="4.6cm" svg:height="0.9cm" svg:x="24.073cm" svg:y="0.7cm">
          <text:p text:style-name="P2"><text:span text:style-name="T1">Processed by browser</text:span>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4.075cm" svg:height="0.7cm" svg:x="19.773cm" svg:y="2.596cm">
          <text:p text:style-name="P2"><text:span text:style-name="T1">actions_view.j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" draw:layer="layout" svg:width="4.075cm" svg:height="0.7cm" svg:x="19.773cm" svg:y="3.496cm">
          <text:p text:style-name="P2"><text:span text:style-name="T1">users_view.j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" draw:layer="layout" svg:width="4.075cm" svg:height="0.7cm" svg:x="19.773cm" svg:y="4.396cm">
          <text:p text:style-name="P2"><text:span text:style-name="T1">servers_view.j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" draw:layer="layout" svg:width="5.5cm" svg:height="0.9cm" svg:x="5.373cm" svg:y="4.196cm">
          <text:p text:style-name="P2"><text:span text:style-name="T1">overview_triggers_view.j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" draw:layer="layout" svg:width="5.5cm" svg:height="0.9cm" svg:x="5.398cm" svg:y="3.096cm">
          <text:p text:style-name="P2"><text:span text:style-name="T1">overview_items_view.j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" draw:layer="layout" svg:width="3.981cm" svg:height="0.911cm" svg:x="11.173cm" svg:y="4.21cm">
          <text:p text:style-name="P2"><text:span text:style-name="T1">triggers_view.j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" draw:layer="layout" svg:width="4cm" svg:height="0.911cm" svg:x="11.173cm" svg:y="3.096cm">
          <text:p text:style-name="P2"><text:span text:style-name="T1">latest_view.j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" draw:layer="layout" svg:width="4.1cm" svg:height="0.7cm" svg:x="9.673cm" svg:y="6.796cm">
          <text:p text:style-name="P2"><text:span text:style-name="T1">HatoholPag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" draw:layer="layout" svg:width="10.2cm" svg:height="0.7cm" svg:x="0.973cm" svg:y="7.796cm">
          <text:p text:style-name="P2"><text:span text:style-name="T1">HatoholConnect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5.4cm" svg:height="1.7cm" svg:x="6.873cm" svg:y="13.896cm">
          <text:p text:style-name="P2"><text:span text:style-name="T1">forwadview.py</text:span></text:p>
          <text:p text:style-name="P2"><text:span text:style-name="T1"/></text:p>
          <text:p text:style-name="P2"><text:span text:style-name="T1">(proxy for Hatohol server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2" draw:layer="layout" svg:width="0.87cm" svg:height="5.8cm" svg:x="7.488cm" svg:y="8.396cm">
          <text:p/>
          <draw:enhanced-geometry svg:viewBox="0 0 21600 21600" draw:text-areas="?f0 ?f8 ?f2 ?f9" draw:type="up-down-arrow" draw:modifiers="6424.86126526082 1484.76800499922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3" draw:text-style-name="P1" draw:layer="layout" svg:width="7cm" svg:height="0.7cm" svg:x="16.773cm" svg:y="8.896cm">
          <text:p text:style-name="P2"><text:span text:style-name="T1">CSS: Bootstra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5.5cm" svg:height="1cm" svg:x="5.373cm" svg:y="11.396cm">
          <text:p text:style-name="P2"><text:span text:style-name="T1">overview_triggers_ajax.htm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5.5cm" svg:height="1cm" svg:x="5.373cm" svg:y="10.196cm">
          <text:p text:style-name="P2"><text:span text:style-name="T1">overview_items_ajax.htm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" draw:layer="layout" svg:width="3.6cm" svg:height="0.9cm" svg:x="15.373cm" svg:y="0.7cm">
          <text:p text:style-name="P2"><text:span text:style-name="T1">External Module</text:span>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6.2cm" svg:height="0.7cm" svg:x="17.573cm" svg:y="7.821cm">
          <text:p text:style-name="P2"><text:span text:style-name="T1">HatoholReplyPars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" draw:layer="layout" svg:width="22.9cm" svg:height="0.7cm" svg:x="0.973cm" svg:y="5.796cm">
          <text:p text:style-name="P2"><text:span text:style-name="T1">HatoholDialog and derived dialog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" draw:layer="layout" svg:width="5.6cm" svg:height="0.7cm" svg:x="13.973cm" svg:y="6.796cm">
          <text:p text:style-name="P2"><text:span text:style-name="T1">HatoholUserConfi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" draw:layer="layout" svg:width="4.4cm" svg:height="0.7cm" svg:x="0.973cm" svg:y="6.796cm">
          <text:p text:style-name="P2"><text:span text:style-name="T1">HatoholMonitoringView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2" draw:layer="layout" svg:width="0.87cm" svg:height="6.8cm" svg:x="15.703cm" svg:y="7.296cm">
          <text:p/>
          <draw:enhanced-geometry svg:viewBox="0 0 21600 21600" draw:text-areas="?f0 ?f8 ?f2 ?f9" draw:type="up-down-arrow" draw:modifiers="6819.74741676234 1176.54081480376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5" draw:text-style-name="P1" draw:layer="layout" svg:width="1.7cm" svg:height="1.4cm" svg:x="19.073cm" svg:y="14.996cm">
          <text:p/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0" draw:text-style-name="P1" draw:layer="layout" svg:width="5.9cm" svg:height="0.7cm" svg:x="11.373cm" svg:y="7.796cm">
          <text:p text:style-name="P2"><text:span text:style-name="T1">HatoholSessionManag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4.2cm" svg:height="1cm" svg:x="15.373cm" svg:y="11.396cm">
          <text:p text:style-name="P2"><text:span text:style-name="T1">events_ajax.htm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23cm" svg:height="0.7cm" svg:x="0.873cm" svg:y="12.596cm">
          <text:p text:style-name="P2"><text:span text:style-name="T1">base_ajax.html (setup menubar and load CSS and JS files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" draw:layer="layout" svg:width="15.6cm" svg:height="0.7cm" svg:x="0.973cm" svg:y="8.896cm">
          <text:p text:style-name="P2"><text:span text:style-name="T1">JQuery, stupidtable, and JQueyUI (for Dialog. it'll be replaced with Bootstrap's Modal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2" draw:layer="layout" svg:width="0.619cm" svg:height="2.9cm" svg:x="24.073cm" svg:y="2.396cm">
          <text:p/>
          <draw:enhanced-geometry svg:viewBox="0 0 21600 21600" draw:glue-points="0 0 0 21600 21600 10800" draw:text-areas="0 ?f9 7800 ?f10" draw:type="right-brace" draw:modifiers="1200.71985602879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3" draw:text-style-name="P4" draw:layer="layout" svg:width="5.027cm" svg:height="0.7cm" svg:x="24.673cm" svg:y="3.496cm">
          <draw:text-box>
            <text:p text:style-name="P3"><text:span text:style-name="T1">Main workers for each page</text:span></text:p>
          </draw:text-box>
        </draw:frame>
        <draw:custom-shape draw:style-name="gr10" draw:text-style-name="P1" draw:layer="layout" svg:width="3.9cm" svg:height="0.7cm" svg:x="5.573cm" svg:y="6.796cm">
          <text:p text:style-name="P2"><text:span text:style-name="T1">HatoholNav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" draw:layer="layout" svg:width="4cm" svg:height="0.7cm" svg:x="19.873cm" svg:y="6.796cm">
          <text:p text:style-name="P2"><text:span text:style-name="T1">HatoholItemRemo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9" draw:text-style-name="P2" draw:layer="layout" svg:x1="2.073cm" svg:y1="14.796cm" svg:x2="3.173cm" svg:y2="13.09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IPAexGothic" svg:font-family="IPAexGothic" style:font-family-generic="roman" style:font-pitch="variable"/>
    <style:font-face style:name="Liberation Sans" svg:font-family="'Liberation Sans'" style:font-family-generic="roman" style:font-pitch="variable"/>
    <style:font-face style:name="IPAexGothic1" svg:font-family="IPAexGothic" style:font-family-generic="system" style:font-pitch="variable"/>
    <style:font-face style:name="Lohit Hindi" svg:font-family="'Lohit Hindi'" style:font-family-generic="system" style:font-pitch="variable"/>
    <style:font-face style:name="TakaoPGothic" svg:font-family="TakaoPGothic" style:font-family-generic="system" style:font-pitch="variable"/>
  </office:font-face-decls>
  <office:styles>
    <draw:marker draw:name="Arrow" svg:viewBox="0 0 20 30" svg:d="M10 0l-10 30h20z"/>
    <draw:marker draw:name="Triangle_20_unfilled" draw:display-name="Triangle unfilled" svg:viewBox="0 0 3000 3000" svg:d="M1500 0l1500 3000h-3000zM1500 447l-1176 2353h2353z"/>
    <draw:stroke-dash draw:name="Fine_20_Dashed" draw:display-name="Fine Dashed" draw:style="rect" draw:dots1="1" draw:dots1-length="197%" draw:distance="197%"/>
    <style:default-style style:family="graphic">
      <style:graphic-properties svg:stroke-color="#3465af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IPAexGothic" fo:font-size="24pt" fo:language="en" fo:country="US" style:font-name-asian="IPAexGothic1" style:font-size-asian="24pt" style:language-asian="ja" style:country-asian="JP" style:font-name-complex="IPAex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IPAexGothic1" style:font-family-asian="IPAex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cm" fo:margin-bottom="0cm" fo:margin-left="0cm" fo:margin-right="0cm" fo:page-width="29.7cm" fo:page-height="1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kyamato </meta:initial-creator>
    <meta:creation-date>2013-06-24T16:00:20</meta:creation-date>
    <meta:generator>LibreOffice/4.2.4.2$Linux_X86_64 LibreOffice_project/420m0$Build-2</meta:generator>
    <dc:date>2014-07-04T12:34:40.156711431</dc:date>
    <meta:editing-duration>PT18H31M33S</meta:editing-duration>
    <meta:editing-cycles>19</meta:editing-cycles>
    <dc:creator>kyamato </dc:creator>
    <meta:document-statistic meta:object-count="57"/>
  </office:meta>
</office:document-meta>
</file>